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105">
      <style:text-properties style:text-position=""/>
    </style:style>
    <style:style style:name="ce3" style:family="table-cell" style:parent-style-name="Default" style:data-style-name="N105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5"/>
    <style:style style:name="ce6" style:family="table-cell" style:parent-style-name="Default" style:data-style-name="N105">
      <style:table-cell-properties fo:background-color="#ffff00"/>
    </style:style>
  </office:automatic-styles>
  <office:body>
    <office:spreadsheet>
      <table:calculation-settings table:automatic-find-labels="false"/>
      <table:table table:name="Zanfor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o Tablets</text:p>
          </table:table-cell>
          <table:table-cell table:style-name="ce2" office:value-type="currency" office:currency="CLP" office:value="200000" calcext:value-type="currency">
            <text:p>$20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o Robots</text:p>
          </table:table-cell>
          <table:table-cell table:style-name="ce2" office:value-type="currency" office:currency="CLP" office:value="2970" calcext:value-type="currency">
            <text:p>$2.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o Patos</text:p>
          </table:table-cell>
          <table:table-cell table:style-name="ce2" office:value-type="currency" office:currency="CLP" office:value="2086" calcext:value-type="currency">
            <text:p>$2.086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/>
          <table:table-cell table:style-name="ce3" table:formula="of:=SUM([.B2:.B9])" office:value-type="currency" office:currency="CLP" office:value="205056" calcext:value-type="currency">
            <text:p>$205.056</text:p>
          </table:table-cell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-00-0000</text:date>, <text:time style:data-style-name="N2" text:time-value="19:55:02.572053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9:40:45.586932575</meta:creation-date>
    <dc:date>2016-10-01T19:50:03.046381195</dc:date>
    <meta:editing-duration>PT9M18S</meta:editing-duration>
    <meta:editing-cycles>1</meta:editing-cycles>
    <meta:generator>LibreOffice/5.1.4.2$Linux_X86_64 LibreOffice_project/10m0$Build-2</meta:generator>
    <meta:document-statistic meta:table-count="1" meta:cell-count="9" meta:object-count="0"/>
  </office:meta>
</office:document-meta>
</file>